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paragraph-rsid="000b499c" style:font-weight-asian="normal" style:font-weight-complex="normal"/>
    </style:style>
    <style:style style:name="P3" style:family="paragraph" style:parent-style-name="Standard">
      <style:text-properties fo:font-weight="normal" officeooo:rsid="00081796" officeooo:paragraph-rsid="00081796" style:font-weight-asian="normal" style:font-weight-complex="normal"/>
    </style:style>
    <style:style style:name="P4" style:family="paragraph" style:parent-style-name="Standard">
      <style:text-properties fo:font-weight="normal" officeooo:rsid="00081796" officeooo:paragraph-rsid="001e49aa" style:font-weight-asian="normal" style:font-weight-complex="normal"/>
    </style:style>
    <style:style style:name="P5" style:family="paragraph" style:parent-style-name="Standard">
      <style:text-properties fo:font-weight="normal" officeooo:rsid="000b499c" officeooo:paragraph-rsid="000b499c" style:font-weight-asian="normal" style:font-weight-complex="normal"/>
    </style:style>
    <style:style style:name="P6" style:family="paragraph" style:parent-style-name="Standard">
      <style:text-properties fo:font-weight="normal" officeooo:rsid="000ed8b3" officeooo:paragraph-rsid="001029df" style:font-weight-asian="normal" style:font-weight-complex="normal"/>
    </style:style>
    <style:style style:name="P7" style:family="paragraph" style:parent-style-name="Standard">
      <style:text-properties fo:font-weight="normal" officeooo:rsid="00115c75" officeooo:paragraph-rsid="00115c75" style:font-weight-asian="normal" style:font-weight-complex="normal"/>
    </style:style>
    <style:style style:name="P8" style:family="paragraph" style:parent-style-name="Standard">
      <style:text-properties fo:font-weight="normal" officeooo:rsid="00115c75" officeooo:paragraph-rsid="00224c15" style:font-weight-asian="normal" style:font-weight-complex="normal"/>
    </style:style>
    <style:style style:name="P9" style:family="paragraph" style:parent-style-name="Standard">
      <style:text-properties fo:font-weight="normal" officeooo:rsid="001ce6b3" officeooo:paragraph-rsid="001ce6b3" style:font-weight-asian="normal" style:font-weight-complex="normal"/>
    </style:style>
    <style:style style:name="P10" style:family="paragraph" style:parent-style-name="Standard">
      <style:text-properties fo:font-weight="normal" officeooo:paragraph-rsid="001ce6b3" style:font-weight-asian="normal" style:font-weight-complex="normal"/>
    </style:style>
    <style:style style:name="P11" style:family="paragraph" style:parent-style-name="Standard">
      <style:text-properties fo:font-weight="normal" officeooo:rsid="001e49aa" officeooo:paragraph-rsid="001e49aa" style:font-weight-asian="normal" style:font-weight-complex="normal"/>
    </style:style>
    <style:style style:name="P12" style:family="paragraph" style:parent-style-name="Standard">
      <style:text-properties fo:font-weight="normal" officeooo:paragraph-rsid="001e49aa" style:font-weight-asian="normal" style:font-weight-complex="normal"/>
    </style:style>
    <style:style style:name="P13" style:family="paragraph" style:parent-style-name="Standard">
      <style:text-properties fo:font-weight="normal" officeooo:paragraph-rsid="00229b58" style:font-weight-asian="normal" style:font-weight-complex="normal"/>
    </style:style>
    <style:style style:name="P14" style:family="paragraph" style:parent-style-name="Standard">
      <style:text-properties officeooo:paragraph-rsid="00115c75"/>
    </style:style>
    <style:style style:name="P15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T1" style:family="text">
      <style:text-properties officeooo:rsid="000b49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29df"/>
    </style:style>
    <style:style style:name="T4" style:family="text">
      <style:text-properties fo:font-weight="normal" officeooo:rsid="00115c75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officeooo:rsid="0013f791"/>
    </style:style>
    <style:style style:name="T7" style:family="text">
      <style:text-properties fo:color="#000000" officeooo:rsid="0015185f"/>
    </style:style>
    <style:style style:name="T8" style:family="text">
      <style:text-properties fo:color="#800000"/>
    </style:style>
    <style:style style:name="T9" style:family="text">
      <style:text-properties officeooo:rsid="0017d1c6"/>
    </style:style>
    <style:style style:name="T10" style:family="text">
      <style:text-properties officeooo:rsid="0019ce91"/>
    </style:style>
    <style:style style:name="T11" style:family="text">
      <style:text-properties officeooo:rsid="001b760a"/>
    </style:style>
    <style:style style:name="T12" style:family="text">
      <style:text-properties officeooo:rsid="001ed678"/>
    </style:style>
    <style:style style:name="T13" style:family="text">
      <style:text-properties officeooo:rsid="0020ea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Our paper experimentally investigates the benefit of using Software Transactional Memory (STM) over lock-based approaches to implement concurrent Agent-Based Simulations (ABS) <text:span text:style-name="T13">using two case studies</text:span>. Our contribution is that to the best of our knowledge we are the first to systematically investigate the use of STM in ABS and compare is performance with sequential, lock-based and imperative implementations both on local and Amazon Cloud Service machinery. <text:span text:style-name="T9">Our paper is Application driven research. It reveals limitations of current methods (lock-based implementations) and propelling thus new methodological developments in modeling and simulation (Software Transactional Memory). We place our work in the following charters:</text:span></text:p>
      <text:p text:style-name="P2"><text:span text:style-name="T2">Model Execution</text:span>: the paper focuses primarily on parallel/concurrent model execution by proposing STM over lock-based approaches to implement ABS</text:p>
      <text:p text:style-name="P2"><text:span text:style-name="T2">Modeling Methodology</text:span>: modeling languages as we are using functional programming to implement our case-studies, also STM primitives provide an abstraction over agent-communication which is thus part of modeling methodology</text:p>
      <text:p text:style-name="P5">I<text:span text:style-name="T2">nterplay between other areas of computer science and simulation</text:span>: we ran our experiments on Amazon EC2 services thus we touch on cloud computing and big data</text:p>
      <text:p text:style-name="P8"/>
      <text:p text:style-name="P6">The <text:span text:style-name="T3">work of \cite{lysenko_framework_2008}, which discusses a framework which allows to map Agent-Based Simulations to Graphics Processing Units (GPU) comes closest to what we are trying to do. Amongst others they use the SugarScape model \cite{epstein_growing_1996} and scale it up to millions of agents on very large environment grids. They reported an impressive speed-up of a factor of 9,000. Although their work is conceptually very different we can draw inspiration from their work in terms of performance measurement and comparison of the SugarScape model.</text:span></text:p>
      <text:p text:style-name="P14"><text:span text:style-name="T4">Other research which is related is </text:span><text:span text:style-name="T8">\cite</text:span><text:span text:style-name="T5">{di_stefano_using_2005, varela_modelling_2004, sher_agent-based_2013} </text:span><text:span text:style-name="T6">who are</text:span><text:span text:style-name="T5"> using the functional programming language Erlang </text:span><text:span text:style-name="T8">\cite</text:span><text:span text:style-name="T5">{armstrong_erlang_2010} to implement concurrent ABS, </text:span><text:span text:style-name="T7">building on the Actor Model.</text:span></text:p>
      <text:p text:style-name="P7"/>
      <text:p text:style-name="P9">We propose the following Associate Editors to handly our manuscript:</text:p>
      <text:p text:style-name="P10"><text:span text:style-name="T2">Wenton Cai</text:span> (http://www.ntu.edu.sg/home/aswtcai/): Parallel &amp; Distributed Simulation, Multi-agent Systems, and Grid &amp; Cluster Computing simulation expertise</text:p>
      <text:p text:style-name="P10"><text:span text:style-name="T2">Jason Liu</text:span> (http://people.cis.fiu.edu/liux/): modeling and simulation, parallel discrete-event simulation, performance modeling and simulation of computer systems and computer networks</text:p>
      <text:p text:style-name="P10"><text:span text:style-name="T2">Claudia Szabo</text:span> (https://www.adelaide.edu.au/directory/claudia.szabo#): model driven engineering, distributed and cloud computing, verification and validation of distributed systems, and exploring issues in real, deployed, complex systems.</text:p>
      <text:p text:style-name="P9"><text:span text:style-name="T2">Georgios K. Theodoropoulos</text:span> (http://www.gtheodoropoulos.com/research.html): Modelling and Distributed Simulation; Distributed Virtual Environments; Adaptive Complex and Multi-agent systems; Dynamic Data Driven Application and info-symbiotic simulation systems; Parallel and distributed architectures; large scale distributed infrastructures, including Clouds, Peer-to-Peer systems and the Internet of Things; and Big Data Prescriptive Analytics for complex socio-technical systems.</text:p>
      <text:p text:style-name="P9"/>
      <text:p text:style-name="P11">Further we recommend the following reviewers <text:span text:style-name="T12">for our paper:</text:span></text:p>
      <text:p text:style-name="P12">Jonathan Ozik https://www.ci.uchicago.edu/profile/285</text:p>
      <text:p text:style-name="P4">Mikola Lysenko http://mikolalysenko.github.io/resume.html</text:p>
      <text:p text:style-name="P4">Roshan D'Souza https://uwm.edu/engineering/people/dsouza-ph-d-roshan/</text:p>
      <text:p text:style-name="P15">concisely summarize why your paper is a valuable addition to the modeling and simulation field, particularly referring to modeling and simulation methods (see charter of TOMACS);</text:p>
      <text:p text:style-name="P1">https://tomacs.acm.org/editorial_charter.cfm</text:p>
      <text:p text:style-name="P1"/>
      <text:p text:style-name="P1">briefly relate your study to previously published work;</text:p>
      <text:p text:style-name="P1"/>
      <text:p text:style-name="P1">specify the type of article you are submitting (see Types of Submissions);</text:p>
      <text:p text:style-name="P1">https://tomacs.acm.org/authors.cfm (Types of submissions)</text:p>
      <text:p text:style-name="P1"/>
      <text:p text:style-name="P1">suggest appropriate TOMACS Associated Editor(s) to handle your manuscript (or, in the case of Special Issues, simply indicate the name of the special issue);</text:p>
      <text:p text:style-name="P1">https://tomacs.acm.org/editorial.cfm</text:p>
      <text:p text:style-name="P1"/>
      <text:p text:style-name="P1">list at least two recommended reviewers (with whom you have not co-authored a paper within the last three years), including potentially opposed reviewers.</text:p>
      <text:p text:style-name="P1">Jonathan Ozik </text:p>
      <text:p text:style-name="P1">Nicholson Collier</text:p>
      <text:p text:style-name="P3">Mikola Lysenko</text:p>
      <text:p text:style-name="P3">Roshan M. D'Souza</text:p>
      <text:p text:style-name="P1"/>
      <text:p text:style-name="P1">include, in the case of Special Issues, all information requested by the guest editors as an appendix in the cover letter.</text:p>
      <text:p text:style-name="P1">NOT NECESSARY, NO SPECIAL ISS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8:35:55.127053530</meta:creation-date>
    <dc:date>2018-10-09T18:57:53.253571130</dc:date>
    <meta:editing-duration>PT21M42S</meta:editing-duration>
    <meta:editing-cycles>34</meta:editing-cycles>
    <meta:generator>LibreOffice/6.0.6.2$Linux_X86_64 LibreOffice_project/00$Build-2</meta:generator>
    <meta:document-statistic meta:table-count="0" meta:image-count="0" meta:object-count="0" meta:page-count="2" meta:paragraph-count="29" meta:word-count="557" meta:character-count="4396" meta:non-whitespace-character-count="3867"/>
  </office:meta>
</office:document-meta>
</file>